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9.878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solid" style:text-underline-width="auto" style:text-underline-color="font-color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1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0" office:value-type="string">
            <text:p>verifyInnerTabsOfAboutLink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FacebookUserName</text:p>
          </table:table-cell>
          <table:table-cell table:style-name="ce5" office:value-type="string">
            <text:p>FacebookUserPass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6" office:value-type="string">
            <text:p><text:a xlink:href="mailto:Kwtestteam@gmail.com">Kwtestteam@gmail.com</text:a></text:p>
          </table:table-cell>
          <table:table-cell table:style-name="ce6" office:value-type="string">
            <text:p><text:a xlink:href="mailto:testingteam@123">testingteam@123</text:a>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8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31"/>
        </table:table-row>
        <table:table-row table:style-name="ro3">
          <table:table-cell table:number-columns-repeated="1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23/03/2017</text:date>, <text:time>21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3T21:04:07</dc:date>
    <meta:creation-date>2014-12-16T16:26:20Z</meta:creation-date>
    <meta:editing-cycles>87</meta:editing-cycles>
    <meta:editing-duration>P1DT12H55M35S</meta:editing-duration>
    <meta:generator>OpenOffice/4.1.2$Unix OpenOffice.org_project/412m3$Build-9782</meta:generator>
    <meta:initial-creator>sakshi juneja</meta:initial-creator>
    <meta:document-statistic meta:table-count="2" meta:cell-count="26" meta:object-count="0"/>
  </office:meta>
</office:document-meta>
</file>